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Standard">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Heading_20_3">
      <style:text-properties fo:font-style="normal" style:font-style-asian="normal" style:font-style-complex="normal"/>
    </style:style>
    <style:style style:name="P9" style:family="paragraph" style:parent-style-name="Preformatted_20_Text">
      <style:paragraph-properties fo:margin-top="0in" fo:margin-bottom="0.1965in"/>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9fbf"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text:use-soft-page-breaks="true">
      <office:forms form:automatic-focus="false" form:apply-design-mode="false">
        <form:form form:name="f" form:apply-filter="true" form:method="post" form:control-implementation="ooo:com.sun.star.form.component.Form" office:target-frame="" xlink:href="../../../../../../../../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plevelness</text:h>
      <text:p text:style-name="P6"><text:span text:style-name="T5">/*</text:span><text:span text:style-name="T7">TODO</text:span><text:span text:style-name="T5">: version mode should only display </text:span><text:span text:style-name="T6">toplevel</text:span><text:span text:style-name="T5"> propositions that have been interacted with.</text:span></text:p>
      <text:p text:style-name="P7"><text:s/>* Displaying open top level propositions is not enough because a <text:span text:style-name="T8">toplevel</text:span> node might</text:p>
      <text:p text:style-name="P7"><text:s/>* have had child nodes that have been deleted and we want to be able to walk through that history.</text:p>
      <text:p text:style-name="P7"><text:s/>* Furthermore, we want to be able to see the modifications of the node. <text:s/>This isn't exactly ideal.</text:p>
      <text:p text:style-name="P7"><text:s/>* The search feature should return all nodes... not just linked nodes. <text:s/>What if the node has no</text:p>
      <text:p text:style-name="P7"><text:s/>* children. <text:s/>How does the user indicated that he wants to view it (since it won't have an</text:p>
      <text:p text:style-name="P7"><text:s/>* open tree icon). <text:s/>He could click inside it and make it dirty, but that is not intuitive to the</text:p>
      <text:p text:style-name="P7"><text:s/>* user. <text:s/>This relates to the general question of how to conceive of <text:span text:style-name="T8">toplevelness</text:span> of a node.</text:p>
      <text:p text:style-name="P7"><text:s/>* Rather than <text:span text:style-name="T8">toplevelness</text:span> a node should be tagged with a category, and we would have tagged</text:p>
      <text:p text:style-name="P7"><text:s/>* and <text:span text:style-name="T8">untagged</text:span> nodes. <text:s/>Tagged ones would show up when browsing, and might have priority when</text:p>
      <text:p text:style-name="P7"><text:s/>* searching, but would otherwise be the same. <text:span text:style-name="T8">Hmmm</text:span>... I don't think this is high priority</text:p>
      <text:p text:style-name="P7"><text:s/>* right now. <text:s/>Showing open <text:span text:style-name="T8">toplevel</text:span> propositions will get the job done for the time being...</text:p>
      <text:p text:style-name="P7"><text:s/>* [Also note that attempting to version a single empty proposition results in a null pointer</text:p>
      <text:p text:style-name="P7"><text:s/>* exception... so if I decide not to prevent that in the UI (for instance if I decide not to only display</text:p>
      <text:p text:style-name="P7"><text:s/>* <text:span text:style-name="T8">toplevel</text:span> propositions in version mode) then this needs to be fixed.]</text:p>
      <text:p text:style-name="P7"><text:s/>*/</text:p>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8"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text:soft-page-break/>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9"><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03T19:11:18.37</dc:date>
    <dc:creator>Isaac Kriegman</dc:creator>
    <meta:editing-duration>PT137H27M02S</meta:editing-duration>
    <meta:editing-cycles>34</meta:editing-cycles>
    <meta:document-statistic meta:table-count="0" meta:image-count="0" meta:object-count="0" meta:page-count="2" meta:paragraph-count="212" meta:word-count="4630" meta:character-count="27758"/>
  </office:meta>
</office:document-meta>
</file>